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.29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45.64pt"/>
    </style:style>
    <style:style style:name="co5" style:family="table-column">
      <style:table-column-properties fo:break-before="auto" style:column-width="63.64pt"/>
    </style:style>
    <style:style style:name="co6" style:family="table-column">
      <style:table-column-properties fo:break-before="auto" style:column-width="86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121">
      <style:table-cell-properties fo:border="0.06pt solid #000000"/>
    </style:style>
    <style:style style:name="ce5" style:family="table-cell" style:parent-style-name="Default">
      <style:table-cell-properties fo:border-bottom="none" fo:wrap-option="wrap" fo:border-left="0.06pt solid #000000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121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121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ackground-color="#99ffcc" fo:wrap-option="wrap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99ffcc" fo:wrap-option="wrap" fo:border-left="none" fo:border-right="none" fo:border-top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121">
      <style:table-cell-properties fo:background-color="#99ffcc" fo:border="none"/>
    </style:style>
    <style:style style:name="ce11" style:family="table-cell" style:parent-style-name="Default" style:data-style-name="N121">
      <style:table-cell-properties fo:border-bottom="0.06pt solid #000000" fo:background-color="#99ffcc" fo:border-left="none" fo:border-right="none" fo:border-top="none"/>
    </style:style>
    <style:style style:name="ce12" style:family="table-cell" style:parent-style-name="Default">
      <style:table-cell-properties fo:border-bottom="none" fo:wrap-option="wrap" fo:border-left="none" fo:border-right="none" fo:border-top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121">
      <style:table-cell-properties style:text-align-source="fix" style:repeat-content="false" fo:border="none"/>
      <style:paragraph-properties fo:text-align="start" fo:margin-left="10.01pt"/>
    </style:style>
    <style:style style:name="ce14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start" fo:margin-left="10.01pt"/>
    </style:style>
    <style:style style:name="ce15" style:family="table-cell" style:parent-style-name="Default" style:data-style-name="N121">
      <style:table-cell-properties style:text-align-source="fix" style:repeat-content="false"/>
      <style:paragraph-properties fo:text-align="start" fo:margin-left="10.01pt"/>
    </style:style>
    <style:style style:name="ce16" style:family="table-cell" style:parent-style-name="Default" style:data-style-name="N1">
      <style:table-cell-properties fo:background-color="#99ffcc" fo:border="none"/>
    </style:style>
    <style:style style:name="ce17" style:family="table-cell" style:parent-style-name="Default" style:data-style-name="N1">
      <style:table-cell-properties fo:border-bottom="0.06pt solid #000000" fo:background-color="#99ffcc" fo:border-left="none" fo:border-right="none" fo:border-top="none"/>
    </style:style>
    <style:style style:name="ce18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9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20" style:family="table-cell" style:parent-style-name="Default" style:data-style-name="N121">
      <style:table-cell-properties fo:border-bottom="0.06pt solid #000000" fo:border-left="none" fo:border-right="0.06pt solid #000000" fo:border-top="none"/>
    </style:style>
    <style:style style:name="ce2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weight="normal" style:font-name-asian="Droid Sans Fallback" style:font-name-complex="FreeSans" style:font-weight-asian="normal" style:font-weight-complex="normal"/>
    </style:style>
  </office:automatic-styles>
  <office:body>
    <office:spreadsheet>
      <table:calculation-settings table:automatic-find-labels="false"/>
      <table:table table:name="Sheet2" table:style-name="ta1">
        <table:shapes>
          <draw:frame draw:z-index="0" draw:style-name="gr1" draw:text-style-name="P1" svg:width="338.77pt" svg:height="216.91pt" svg:x="443.54pt" svg:y="21.09pt">
            <loext:p draw:notify-on-update-of-ranges="Sheet2.E3:Sheet2.E3 Sheet2.F3:Sheet2.F15 Sheet2.F3:Sheet2.F3 Sheet2.E3:Sheet2.E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15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>
            <text:p>Nr magents</text:p>
          </table:table-cell>
          <table:table-cell table:style-name="ce3" office:value-type="string" calcext:value-type="string">
            <text:p>rps</text:p>
          </table:table-cell>
          <table:table-cell table:style-name="ce3" office:value-type="string" calcext:value-type="string">
            <text:p>number of pulses</text:p>
          </table:table-cell>
          <table:table-cell table:style-name="ce8" office:value-type="string" calcext:value-type="string">
            <text:p>meters/hour</text:p>
          </table:table-cell>
          <table:table-cell table:style-name="ce3" office:value-type="string" calcext:value-type="string">
            <text:p>km/h</text:p>
          </table:table-cell>
          <table:table-cell table:style-name="ce8" office:value-type="string" calcext:value-type="string">
            <text:p>hall sensors period</text:p>
            <text:p>us</text:p>
          </table:table-cell>
          <table:table-cell table:style-name="ce1" office:value-type="string" calcext:value-type="string">
            <text:p>calc verification</text:p>
            <text:p><text:span text:style-name="T1">29217.4*x^-1</text:span></text:p>
          </table:table-cell>
          <table:table-cell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3"/>
          <table:table-cell table:style-name="ce5"/>
          <table:table-cell table:style-name="ce9"/>
          <table:table-cell table:style-name="ce12"/>
          <table:table-cell table:style-name="ce9"/>
          <table:table-cell table:style-name="ce18"/>
          <table:table-cell/>
        </table:table-row>
        <table:table-row table:style-name="ro1">
          <table:table-cell table:style-name="ce2"/>
          <table:table-cell table:style-name="ce4" office:value-type="float" office:value="0.1" calcext:value-type="float">
            <text:p>0.1</text:p>
          </table:table-cell>
          <table:table-cell table:style-name="ce6" table:formula="of:=[.$A$4]*[.B5]" office:value-type="float" office:value="4.6" calcext:value-type="float">
            <text:p>4.6</text:p>
          </table:table-cell>
          <table:table-cell table:style-name="ce10" table:formula="of:=4032*[.B5]" office:value-type="float" office:value="403.2" calcext:value-type="float">
            <text:p>403.2</text:p>
          </table:table-cell>
          <table:table-cell table:style-name="ce13" table:formula="of:=[.D5]/1000" office:value-type="float" office:value="0.4032" calcext:value-type="float">
            <text:p>0.4</text:p>
          </table:table-cell>
          <table:table-cell table:style-name="ce16" table:formula="of:=((1/(46*3))*1000000)/[.B5]" office:value-type="float" office:value="72463.768115942" calcext:value-type="float">
            <text:p>72464</text:p>
          </table:table-cell>
          <table:table-cell table:style-name="ce19" table:formula="of:=29217.4*[.F5]^-1" office:value-type="float" office:value="0.40320012" calcext:value-type="float">
            <text:p>0.4</text:p>
          </table:table-cell>
          <table:table-cell/>
        </table:table-row>
        <table:table-row table:style-name="ro1">
          <table:table-cell table:style-name="ce2"/>
          <table:table-cell table:style-name="ce4" table:formula="of:=[.B5]+([.B5]/2)" office:value-type="float" office:value="0.15" calcext:value-type="float">
            <text:p>0.2</text:p>
          </table:table-cell>
          <table:table-cell table:style-name="ce6" table:formula="of:=[.$A$4]*[.B6]" office:value-type="float" office:value="6.9" calcext:value-type="float">
            <text:p>6.9</text:p>
          </table:table-cell>
          <table:table-cell table:style-name="ce10" table:formula="of:=[.$D$5]*10*[.B6]" office:value-type="float" office:value="604.8" calcext:value-type="float">
            <text:p>604.8</text:p>
          </table:table-cell>
          <table:table-cell table:style-name="ce13" table:formula="of:=[.D6]/1000" office:value-type="float" office:value="0.6048" calcext:value-type="float">
            <text:p>0.6</text:p>
          </table:table-cell>
          <table:table-cell table:style-name="ce16" table:formula="of:=((1/(46*3))*1000000)/[.B6]" office:value-type="float" office:value="48309.1787439613" calcext:value-type="float">
            <text:p>48309</text:p>
          </table:table-cell>
          <table:table-cell table:style-name="ce19" table:formula="of:=29217.4*[.F6]^-1" office:value-type="float" office:value="0.60480018" calcext:value-type="float">
            <text:p>0.6</text:p>
          </table:table-cell>
          <table:table-cell/>
        </table:table-row>
        <table:table-row table:style-name="ro1">
          <table:table-cell table:style-name="ce2"/>
          <table:table-cell table:style-name="ce4" table:formula="of:=[.B6]+([.B6]/2)" office:value-type="float" office:value="0.225" calcext:value-type="float">
            <text:p>0.2</text:p>
          </table:table-cell>
          <table:table-cell table:style-name="ce6" table:formula="of:=[.$A$4]*[.B7]" office:value-type="float" office:value="10.35" calcext:value-type="float">
            <text:p>10.4</text:p>
          </table:table-cell>
          <table:table-cell table:style-name="ce10" table:formula="of:=[.$D$5]*10*[.B7]" office:value-type="float" office:value="907.2" calcext:value-type="float">
            <text:p>907.2</text:p>
          </table:table-cell>
          <table:table-cell table:style-name="ce13" table:formula="of:=[.D7]/1000" office:value-type="float" office:value="0.9072" calcext:value-type="float">
            <text:p>0.9</text:p>
          </table:table-cell>
          <table:table-cell table:style-name="ce16" table:formula="of:=((1/(46*3))*1000000)/[.B7]" office:value-type="float" office:value="32206.1191626409" calcext:value-type="float">
            <text:p>32206</text:p>
          </table:table-cell>
          <table:table-cell table:style-name="ce19" table:formula="of:=29217.4*[.F7]^-1" office:value-type="float" office:value="0.90720027" calcext:value-type="float">
            <text:p>0.9</text:p>
          </table:table-cell>
          <table:table-cell/>
        </table:table-row>
        <table:table-row table:style-name="ro1">
          <table:table-cell table:style-name="ce2"/>
          <table:table-cell table:style-name="ce4" table:formula="of:=[.B7]+([.B7]/2)" office:value-type="float" office:value="0.3375" calcext:value-type="float">
            <text:p>0.3</text:p>
          </table:table-cell>
          <table:table-cell table:style-name="ce6" table:formula="of:=[.$A$4]*[.B8]" office:value-type="float" office:value="15.525" calcext:value-type="float">
            <text:p>15.5</text:p>
          </table:table-cell>
          <table:table-cell table:style-name="ce10" table:formula="of:=[.$D$5]*10*[.B8]" office:value-type="float" office:value="1360.8" calcext:value-type="float">
            <text:p>1360.8</text:p>
          </table:table-cell>
          <table:table-cell table:style-name="ce13" table:formula="of:=[.D8]/1000" office:value-type="float" office:value="1.3608" calcext:value-type="float">
            <text:p>1.4</text:p>
          </table:table-cell>
          <table:table-cell table:style-name="ce16" table:formula="of:=((1/(46*3))*1000000)/[.B8]" office:value-type="float" office:value="21470.7461084273" calcext:value-type="float">
            <text:p>21471</text:p>
          </table:table-cell>
          <table:table-cell table:style-name="ce19" table:formula="of:=29217.4*[.F8]^-1" office:value-type="float" office:value="1.360800405" calcext:value-type="float">
            <text:p>1.4</text:p>
          </table:table-cell>
          <table:table-cell table:style-name="ce21"/>
        </table:table-row>
        <table:table-row table:style-name="ro1">
          <table:table-cell table:style-name="ce2"/>
          <table:table-cell table:style-name="ce4" table:formula="of:=[.B8]+([.B8]/2)" office:value-type="float" office:value="0.50625" calcext:value-type="float">
            <text:p>0.5</text:p>
          </table:table-cell>
          <table:table-cell table:style-name="ce6" table:formula="of:=[.$A$4]*[.B9]" office:value-type="float" office:value="23.2875" calcext:value-type="float">
            <text:p>23.3</text:p>
          </table:table-cell>
          <table:table-cell table:style-name="ce10" table:formula="of:=[.$D$5]*10*[.B9]" office:value-type="float" office:value="2041.2" calcext:value-type="float">
            <text:p>2041.2</text:p>
          </table:table-cell>
          <table:table-cell table:style-name="ce13" table:formula="of:=[.D9]/1000" office:value-type="float" office:value="2.0412" calcext:value-type="float">
            <text:p>2.0</text:p>
          </table:table-cell>
          <table:table-cell table:style-name="ce16" table:formula="of:=((1/(46*3))*1000000)/[.B9]" office:value-type="float" office:value="14313.8307389515" calcext:value-type="float">
            <text:p>14314</text:p>
          </table:table-cell>
          <table:table-cell table:style-name="ce19" table:formula="of:=29217.4*[.F9]^-1" office:value-type="float" office:value="2.0412006075" calcext:value-type="float">
            <text:p>2.0</text:p>
          </table:table-cell>
          <table:table-cell table:style-name="ce21"/>
        </table:table-row>
        <table:table-row table:style-name="ro1">
          <table:table-cell table:style-name="ce2"/>
          <table:table-cell table:style-name="ce4" table:formula="of:=[.B9]+([.B9]/2)" office:value-type="float" office:value="0.759375" calcext:value-type="float">
            <text:p>0.8</text:p>
          </table:table-cell>
          <table:table-cell table:style-name="ce6" table:formula="of:=[.$A$4]*[.B10]" office:value-type="float" office:value="34.93125" calcext:value-type="float">
            <text:p>34.9</text:p>
          </table:table-cell>
          <table:table-cell table:style-name="ce10" table:formula="of:=[.$D$5]*10*[.B10]" office:value-type="float" office:value="3061.8" calcext:value-type="float">
            <text:p>3061.8</text:p>
          </table:table-cell>
          <table:table-cell table:style-name="ce13" table:formula="of:=[.D10]/1000" office:value-type="float" office:value="3.0618" calcext:value-type="float">
            <text:p>3.1</text:p>
          </table:table-cell>
          <table:table-cell table:style-name="ce16" table:formula="of:=((1/(46*3))*1000000)/[.B10]" office:value-type="float" office:value="9542.55382596767" calcext:value-type="float">
            <text:p>9543</text:p>
          </table:table-cell>
          <table:table-cell table:style-name="ce19" table:formula="of:=29217.4*[.F10]^-1" office:value-type="float" office:value="3.06180091125" calcext:value-type="float">
            <text:p>3.1</text:p>
          </table:table-cell>
          <table:table-cell table:style-name="ce21"/>
        </table:table-row>
        <table:table-row table:style-name="ro1">
          <table:table-cell table:style-name="ce2"/>
          <table:table-cell table:style-name="ce4" table:formula="of:=[.B10]+([.B10]/2)" office:value-type="float" office:value="1.1390625" calcext:value-type="float">
            <text:p>1.1</text:p>
          </table:table-cell>
          <table:table-cell table:style-name="ce6" table:formula="of:=[.$A$4]*[.B11]" office:value-type="float" office:value="52.396875" calcext:value-type="float">
            <text:p>52.4</text:p>
          </table:table-cell>
          <table:table-cell table:style-name="ce10" table:formula="of:=[.$D$5]*10*[.B11]" office:value-type="float" office:value="4592.7" calcext:value-type="float">
            <text:p>4592.7</text:p>
          </table:table-cell>
          <table:table-cell table:style-name="ce13" table:formula="of:=[.D11]/1000" office:value-type="float" office:value="4.5927" calcext:value-type="float">
            <text:p>4.6</text:p>
          </table:table-cell>
          <table:table-cell table:style-name="ce16" table:formula="of:=((1/(46*3))*1000000)/[.B11]" office:value-type="float" office:value="6361.70255064512" calcext:value-type="float">
            <text:p>6362</text:p>
          </table:table-cell>
          <table:table-cell table:style-name="ce19" table:formula="of:=29217.4*[.F11]^-1" office:value-type="float" office:value="4.592701366875" calcext:value-type="float">
            <text:p>4.6</text:p>
          </table:table-cell>
          <table:table-cell table:style-name="ce21"/>
        </table:table-row>
        <table:table-row table:style-name="ro1">
          <table:table-cell table:style-name="ce2"/>
          <table:table-cell table:style-name="ce4" table:formula="of:=[.B11]+([.B11]/2)" office:value-type="float" office:value="1.70859375" calcext:value-type="float">
            <text:p>1.7</text:p>
          </table:table-cell>
          <table:table-cell table:style-name="ce6" table:formula="of:=[.$A$4]*[.B12]" office:value-type="float" office:value="78.5953125" calcext:value-type="float">
            <text:p>78.6</text:p>
          </table:table-cell>
          <table:table-cell table:style-name="ce10" table:formula="of:=[.$D$5]*10*[.B12]" office:value-type="float" office:value="6889.05" calcext:value-type="float">
            <text:p>6889.1</text:p>
          </table:table-cell>
          <table:table-cell table:style-name="ce13" table:formula="of:=[.D12]/1000" office:value-type="float" office:value="6.88905" calcext:value-type="float">
            <text:p>6.9</text:p>
          </table:table-cell>
          <table:table-cell table:style-name="ce16" table:formula="of:=((1/(46*3))*1000000)/[.B12]" office:value-type="float" office:value="4241.13503376341" calcext:value-type="float">
            <text:p>4241</text:p>
          </table:table-cell>
          <table:table-cell table:style-name="ce19" table:formula="of:=29217.4*[.F12]^-1" office:value-type="float" office:value="6.8890520503125" calcext:value-type="float">
            <text:p>6.9</text:p>
          </table:table-cell>
          <table:table-cell table:style-name="ce21"/>
        </table:table-row>
        <table:table-row table:style-name="ro1">
          <table:table-cell table:style-name="ce2"/>
          <table:table-cell table:style-name="ce4" table:formula="of:=[.B12]+([.B12]/2)" office:value-type="float" office:value="2.562890625" calcext:value-type="float">
            <text:p>2.6</text:p>
          </table:table-cell>
          <table:table-cell table:style-name="ce6" table:formula="of:=[.$A$4]*[.B13]" office:value-type="float" office:value="117.89296875" calcext:value-type="float">
            <text:p>117.9</text:p>
          </table:table-cell>
          <table:table-cell table:style-name="ce10" table:formula="of:=[.$D$5]*10*[.B13]" office:value-type="float" office:value="10333.575" calcext:value-type="float">
            <text:p>10333.6</text:p>
          </table:table-cell>
          <table:table-cell table:style-name="ce13" table:formula="of:=[.D13]/1000" office:value-type="float" office:value="10.333575" calcext:value-type="float">
            <text:p>10.3</text:p>
          </table:table-cell>
          <table:table-cell table:style-name="ce16" table:formula="of:=((1/(46*3))*1000000)/[.B13]" office:value-type="float" office:value="2827.42335584227" calcext:value-type="float">
            <text:p>2827</text:p>
          </table:table-cell>
          <table:table-cell table:style-name="ce19" table:formula="of:=29217.4*[.F13]^-1" office:value-type="float" office:value="10.3335780754688" calcext:value-type="float">
            <text:p>10.3</text:p>
          </table:table-cell>
          <table:table-cell table:style-name="ce21"/>
        </table:table-row>
        <table:table-row table:style-name="ro1">
          <table:table-cell table:style-name="ce2"/>
          <table:table-cell table:style-name="ce4" table:formula="of:=[.B13]+([.B13]/2)" office:value-type="float" office:value="3.8443359375" calcext:value-type="float">
            <text:p>3.8</text:p>
          </table:table-cell>
          <table:table-cell table:style-name="ce6" table:formula="of:=[.$A$4]*[.B14]" office:value-type="float" office:value="176.839453125" calcext:value-type="float">
            <text:p>176.8</text:p>
          </table:table-cell>
          <table:table-cell table:style-name="ce10" table:formula="of:=[.$D$5]*10*[.B14]" office:value-type="float" office:value="15500.3625" calcext:value-type="float">
            <text:p>15500.4</text:p>
          </table:table-cell>
          <table:table-cell table:style-name="ce13" table:formula="of:=[.D14]/1000" office:value-type="float" office:value="15.5003625" calcext:value-type="float">
            <text:p>15.5</text:p>
          </table:table-cell>
          <table:table-cell table:style-name="ce16" table:formula="of:=((1/(46*3))*1000000)/[.B14]" office:value-type="float" office:value="1884.94890389485" calcext:value-type="float">
            <text:p>1885</text:p>
          </table:table-cell>
          <table:table-cell table:style-name="ce19" table:formula="of:=29217.4*[.F14]^-1" office:value-type="float" office:value="15.5003671132031" calcext:value-type="float">
            <text:p>15.5</text:p>
          </table:table-cell>
          <table:table-cell table:style-name="ce21"/>
        </table:table-row>
        <table:table-row table:style-name="ro1">
          <table:table-cell table:style-name="ce2"/>
          <table:table-cell table:style-name="ce4" table:formula="of:=[.B14]+([.B14]/2)" office:value-type="float" office:value="5.76650390625" calcext:value-type="float">
            <text:p>5.8</text:p>
          </table:table-cell>
          <table:table-cell table:style-name="ce6" table:formula="of:=[.$A$4]*[.B15]" office:value-type="float" office:value="265.2591796875" calcext:value-type="float">
            <text:p>265.3</text:p>
          </table:table-cell>
          <table:table-cell table:style-name="ce10" table:formula="of:=[.$D$5]*10*[.B15]" office:value-type="float" office:value="23250.54375" calcext:value-type="float">
            <text:p>23250.5</text:p>
          </table:table-cell>
          <table:table-cell table:style-name="ce13" table:formula="of:=[.D15]/1000" office:value-type="float" office:value="23.25054375" calcext:value-type="float">
            <text:p>23.3</text:p>
          </table:table-cell>
          <table:table-cell table:style-name="ce16" table:formula="of:=((1/(46*3))*1000000)/[.B15]" office:value-type="float" office:value="1256.63260259657" calcext:value-type="float">
            <text:p>1257</text:p>
          </table:table-cell>
          <table:table-cell table:style-name="ce19" table:formula="of:=29217.4*[.F15]^-1" office:value-type="float" office:value="23.2505506698047" calcext:value-type="float">
            <text:p>23.3</text:p>
          </table:table-cell>
          <table:table-cell table:style-name="ce21"/>
        </table:table-row>
        <table:table-row table:style-name="ro1">
          <table:table-cell table:style-name="ce2"/>
          <table:table-cell table:style-name="ce4" table:formula="of:=[.B15]+([.B15]/2)" office:value-type="float" office:value="8.649755859375" calcext:value-type="float">
            <text:p>8.6</text:p>
          </table:table-cell>
          <table:table-cell table:style-name="ce7" table:formula="of:=[.$A$4]*[.B16]" office:value-type="float" office:value="397.88876953125" calcext:value-type="float">
            <text:p>397.9</text:p>
          </table:table-cell>
          <table:table-cell table:style-name="ce11" table:formula="of:=[.$D$5]*10*[.B16]" office:value-type="float" office:value="34875.815625" calcext:value-type="float">
            <text:p>34875.8</text:p>
          </table:table-cell>
          <table:table-cell table:style-name="ce14" table:formula="of:=[.D16]/1000" office:value-type="float" office:value="34.875815625" calcext:value-type="float">
            <text:p>34.9</text:p>
          </table:table-cell>
          <table:table-cell table:style-name="ce17" table:formula="of:=((1/(46*3))*1000000)/[.B16]" office:value-type="float" office:value="837.755068397711" calcext:value-type="float">
            <text:p>838</text:p>
          </table:table-cell>
          <table:table-cell table:style-name="ce20" table:formula="of:=29217.4*[.F16]^-1" office:value-type="float" office:value="34.875826004707" calcext:value-type="float">
            <text:p>34.9</text:p>
          </table:table-cell>
          <table:table-cell/>
        </table:table-row>
        <table:table-row table:style-name="ro1" table:number-rows-repeated="1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08:52:39.370762182</meta:creation-date>
    <dc:date>2016-03-29T10:41:51.965193325</dc:date>
    <meta:editing-duration>P1DT18M8S</meta:editing-duration>
    <meta:editing-cycles>7</meta:editing-cycles>
    <meta:generator>LibreOffice/5.0.2.2$Linux_x86 LibreOffice_project/00m0$Build-2</meta:generator>
    <meta:document-statistic meta:table-count="1" meta:cell-count="80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952cm" svg:height="7.653cm" xlink:href=".." xlink:type="simple" chart:class="chart:scatter" chart:style-name="ch1">
        <chart:plot-area chart:style-name="ch2" table:cell-range-address="Sheet2.E3:Sheet2.F15" chart:data-source-has-labels="row" svg:x="0.239cm" svg:y="0.153cm" svg:width="11.474cm" svg:height="7.347cm">
          <chartooo:coordinate-region svg:x="0.86cm" svg:y="0.352cm" svg:width="10.388cm" svg:height="6.50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2.E3:Sheet2.E15" chart:label-cell-address="Sheet2.F3:Sheet2.F3" chart:class="chart:scatter">
            <chart:domain table:cell-range-address="Sheet2.F3:Sheet2.F15"/>
            <chart:regression-curve chart:style-name="ch6">
              <chart:equation chart:display-equation="true" chart:display-r-square="true" svg:x="3.188cm" svg:y="0.931cm"/>
            </chart:regression-curve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hall sensors period
us</text:p>
                <draw:g>
                  <svg:desc>Sheet2.F3:Sheet2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2.F3:Sheet2.F15</svg:desc>
                </draw:g>
              </table:table-cell>
              <table:table-cell office:value-type="float" office:value="NaN">
                <text:p>NaN</text:p>
                <draw:g>
                  <svg:desc>Sheet2.E3:Sheet2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463.768115942">
                <text:p>72463.768115942</text:p>
              </table:table-cell>
              <table:table-cell office:value-type="float" office:value="0.4032">
                <text:p>0.40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309.1787439613">
                <text:p>48309.1787439613</text:p>
              </table:table-cell>
              <table:table-cell office:value-type="float" office:value="0.6048">
                <text:p>0.60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206.1191626409">
                <text:p>32206.1191626409</text:p>
              </table:table-cell>
              <table:table-cell office:value-type="float" office:value="0.9072">
                <text:p>0.90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470.7461084273">
                <text:p>21470.7461084273</text:p>
              </table:table-cell>
              <table:table-cell office:value-type="float" office:value="1.3608">
                <text:p>1.36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313.8307389515">
                <text:p>14313.8307389515</text:p>
              </table:table-cell>
              <table:table-cell office:value-type="float" office:value="2.0412">
                <text:p>2.04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542.55382596767">
                <text:p>9542.55382596767</text:p>
              </table:table-cell>
              <table:table-cell office:value-type="float" office:value="3.0618">
                <text:p>3.06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61.70255064512">
                <text:p>6361.70255064512</text:p>
              </table:table-cell>
              <table:table-cell office:value-type="float" office:value="4.5927">
                <text:p>4.59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41.13503376341">
                <text:p>4241.13503376341</text:p>
              </table:table-cell>
              <table:table-cell office:value-type="float" office:value="6.88905">
                <text:p>6.889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27.42335584227">
                <text:p>2827.42335584227</text:p>
              </table:table-cell>
              <table:table-cell office:value-type="float" office:value="10.333575">
                <text:p>10.3335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84.94890389485">
                <text:p>1884.94890389485</text:p>
              </table:table-cell>
              <table:table-cell office:value-type="float" office:value="15.5003625">
                <text:p>15.5003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56.63260259657">
                <text:p>1256.63260259657</text:p>
              </table:table-cell>
              <table:table-cell office:value-type="float" office:value="23.25054375">
                <text:p>23.250543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